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cccccc" draw:textarea-horizontal-align="left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svg:stroke-color="#808080" draw:fill-color="#4b1f6f" draw:textarea-vertical-align="middle"/>
    </style:style>
    <style:style style:name="gr3" style:family="graphic" style:parent-style-name="standard">
      <style:graphic-properties draw:stroke="none" svg:stroke-color="#808080" draw:fill-color="#cccccc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2pt" style:font-size-asian="14pt" style:font-size-complex="14pt"/>
    </style:style>
    <style:style style:name="P4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2pt" style:font-size-asian="14pt" style:font-size-complex="14pt"/>
    </style:style>
    <style:style style:name="T3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6.5cm" svg:height="17.5cm" svg:x="1.5cm" svg:y="4cm">
          <text:p text:style-name="P1"><text:span text:style-name="T1">ARCA</text:span></text:p>
        </draw:rect>
        <draw:rect draw:style-name="gr2" draw:text-style-name="P3" xml:id="id8" draw:id="id8" draw:layer="layout" svg:width="7.5cm" svg:height="1.2cm" svg:x="8cm" svg:y="6.5cm">
          <text:p text:style-name="P1"><text:span text:style-name="T2">Attributes.DependencyInjection</text:span></text:p>
        </draw:rect>
        <draw:rect draw:style-name="gr3" draw:text-style-name="P2" xml:id="id3" draw:id="id3" draw:layer="layout" svg:width="7.1cm" svg:height="5.4cm" svg:x="29cm" svg:y="8.6cm">
          <draw:glue-point draw:id="4" svg:x="-5cm" svg:y="2.222cm"/>
          <text:p text:style-name="P1"><text:span text:style-name="T1">Application</text:span></text:p>
        </draw:rect>
        <draw:rect draw:style-name="gr2" draw:text-style-name="P3" xml:id="id1" draw:id="id1" draw:layer="layout" svg:width="7.5cm" svg:height="1.2cm" svg:x="8cm" svg:y="18.8cm">
          <text:p text:style-name="P1"><text:span text:style-name="T2">Implementations.ForMicrosoft</text:span></text:p>
        </draw:rect>
        <draw:rect draw:style-name="gr2" draw:text-style-name="P3" xml:id="id4" draw:id="id4" draw:layer="layout" svg:width="7.5cm" svg:height="1.2cm" svg:x="8cm" svg:y="16.3cm">
          <text:p text:style-name="P1"><text:span text:style-name="T2">Manager</text:span></text:p>
        </draw:rect>
        <draw:rect draw:style-name="gr2" draw:text-style-name="P3" xml:id="id7" draw:id="id7" draw:layer="layout" svg:width="7.5cm" svg:height="1.2cm" svg:x="8cm" svg:y="8cm">
          <text:p text:style-name="P1"><text:span text:style-name="T2">Extensions.DependencyInjection</text:span></text:p>
        </draw:rect>
        <draw:rect draw:style-name="gr2" draw:text-style-name="P3" xml:id="id5" draw:id="id5" draw:layer="layout" svg:width="7.5cm" svg:height="1.2cm" svg:x="8cm" svg:y="13.8cm">
          <text:p text:style-name="P1"><text:span text:style-name="T2">Extensions.Specialized</text:span></text:p>
        </draw:rect>
        <draw:rect draw:style-name="gr2" draw:text-style-name="P3" xml:id="id10" draw:id="id10" draw:layer="layout" svg:width="7.5cm" svg:height="1.2cm" svg:x="8cm" svg:y="10.8cm">
          <text:p text:style-name="P1"><text:span text:style-name="T2">Abstractions.Specialized</text:span></text:p>
        </draw:rect>
        <draw:rect draw:style-name="gr2" draw:text-style-name="P3" xml:id="id9" draw:id="id9" draw:layer="layout" svg:width="7.5cm" svg:height="1.2cm" svg:x="8cm" svg:y="5cm">
          <text:p text:style-name="P1"><text:span text:style-name="T2">Abstractions.DependencyInjection</text:span></text:p>
        </draw:rect>
        <draw:rect draw:style-name="gr2" draw:text-style-name="P3" xml:id="id2" draw:id="id2" draw:layer="layout" svg:width="7.5cm" svg:height="1.2cm" svg:x="8cm" svg:y="22cm">
          <text:p text:style-name="P1"><text:span text:style-name="T2">Microsoft.DependencyInjection</text:span></text:p>
        </draw:rect>
        <draw:connector draw:style-name="gr4" draw:text-style-name="P1" draw:layer="layout" draw:line-skew="-0.5cm" svg:x1="8cm" svg:y1="19.4cm" svg:x2="8cm" svg:y2="22.6cm" draw:start-shape="id1" draw:start-glue-point="3" draw:end-shape="id2" svg:d="m8000 19400h-1000v3200h1000">
          <text:p/>
        </draw:connector>
        <draw:connector draw:style-name="gr4" draw:text-style-name="P1" draw:layer="layout" draw:line-skew="3.25cm" svg:x1="29cm" svg:y1="12.499cm" svg:x2="15.5cm" svg:y2="16.9cm" draw:start-shape="id3" draw:start-glue-point="4" draw:end-shape="id4" draw:end-glue-point="1" svg:d="m29000 12499h-3500v4401h-10000">
          <text:p/>
        </draw:connector>
        <draw:rect draw:style-name="gr3" draw:text-style-name="P4" draw:layer="layout" svg:width="9.9cm" svg:height="1.2cm" svg:x="29.06cm" svg:y="23cm">
          <text:p text:style-name="P1"><text:span text:style-name="T3">Invisible connections are done through reflection</text:span></text:p>
        </draw:rect>
        <draw:connector draw:style-name="gr4" draw:text-style-name="P1" draw:layer="layout" draw:line-skew="-0.5cm" svg:x1="8cm" svg:y1="14.4cm" svg:x2="8cm" svg:y2="12.9cm" draw:start-shape="id5" draw:start-glue-point="3" draw:end-shape="id6" draw:end-glue-point="3" svg:d="m8000 14400h-1000v-1500h1000">
          <text:p/>
        </draw:connector>
        <draw:rect draw:style-name="gr3" draw:text-style-name="P2" draw:layer="layout" svg:width="9.9cm" svg:height="1.2cm" svg:x="16cm" svg:y="1cm">
          <text:p text:style-name="P1"><text:span text:style-name="T1">ARCA Dependency Isolation</text:span></text:p>
        </draw:rect>
        <draw:connector draw:style-name="gr4" draw:text-style-name="P1" draw:layer="layout" draw:line-skew="-0.5cm" svg:x1="8cm" svg:y1="8.6cm" svg:x2="8cm" svg:y2="7.1cm" draw:start-shape="id7" draw:start-glue-point="3" draw:end-shape="id8" draw:end-glue-point="3" svg:d="m8000 8600h-1000v-1500h1000">
          <text:p/>
        </draw:connector>
        <draw:connector draw:style-name="gr4" draw:text-style-name="P1" draw:layer="layout" draw:line-skew="5.704cm -10.5cm" svg:x1="11.75cm" svg:y1="18.8cm" svg:x2="11.75cm" svg:y2="5cm" draw:start-shape="id1" draw:start-glue-point="0" draw:end-shape="id9" draw:end-glue-point="0" svg:d="m11750 18800v-596h-6250v-13704h6250v500">
          <text:p/>
        </draw:connector>
        <draw:connector draw:style-name="gr4" draw:text-style-name="P1" draw:layer="layout" draw:line-skew="0.209cm" svg:x1="32.55cm" svg:y1="14cm" svg:x2="11.75cm" svg:y2="20cm" draw:start-shape="id3" draw:start-glue-point="2" draw:end-shape="id1" draw:end-glue-point="2" svg:d="m32550 14000v6709h-20800v-709">
          <text:p/>
        </draw:connector>
        <draw:connector draw:style-name="gr4" draw:text-style-name="P1" draw:layer="layout" svg:x1="29cm" svg:y1="11.3cm" svg:x2="15.5cm" svg:y2="12.9cm" draw:start-shape="id3" draw:start-glue-point="3" draw:end-shape="id6" draw:end-glue-point="1" svg:d="m29000 11300h-6750v1600h-6750">
          <text:p/>
        </draw:connector>
        <draw:connector draw:style-name="gr4" draw:text-style-name="P1" draw:layer="layout" svg:x1="32.55cm" svg:y1="8.6cm" svg:x2="15.5cm" svg:y2="7.1cm" draw:start-shape="id3" draw:start-glue-point="0" draw:end-shape="id8" draw:end-glue-point="1" svg:d="m32550 8600v-1500h-17050">
          <text:p/>
        </draw:connector>
        <draw:connector draw:style-name="gr4" draw:text-style-name="P1" draw:layer="layout" draw:line-skew="0cm -1cm" svg:x1="11.75cm" svg:y1="9.2cm" svg:x2="8cm" svg:y2="5.6cm" draw:start-shape="id7" draw:start-glue-point="2" draw:end-shape="id9" draw:end-glue-point="3" svg:d="m11750 9200v500h-5250v-4100h1500">
          <text:p/>
        </draw:connector>
        <draw:connector draw:style-name="gr4" draw:text-style-name="P1" draw:layer="layout" draw:line-skew="0.399cm" svg:x1="15.5cm" svg:y1="14.4cm" svg:x2="15.5cm" svg:y2="5.6cm" draw:start-shape="id5" draw:start-glue-point="1" draw:end-shape="id9" svg:d="m15500 14400h899v-8800h-899">
          <text:p/>
        </draw:connector>
        <draw:connector draw:style-name="gr4" draw:text-style-name="P1" draw:layer="layout" draw:line-skew="0cm -1cm" svg:x1="11.75cm" svg:y1="15cm" svg:x2="8cm" svg:y2="11.4cm" draw:start-shape="id5" draw:start-glue-point="2" draw:end-shape="id10" draw:end-glue-point="3" svg:d="m11750 15000v500h-5250v-4100h1500">
          <text:p/>
        </draw:connector>
        <draw:rect draw:style-name="gr2" draw:text-style-name="P3" xml:id="id6" draw:id="id6" draw:layer="layout" svg:width="7.5cm" svg:height="1.2cm" svg:x="8cm" svg:y="12.3cm">
          <text:p text:style-name="P1"><text:span text:style-name="T2">Attributes.Specialize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13T15:15:01.37</dc:date>
    <meta:editing-duration>PT4H52M9S</meta:editing-duration>
    <meta:editing-cycles>89</meta:editing-cycles>
    <meta:generator>OpenOffice/4.0.1$Win32 OpenOffice.org_project/401m5$Build-9714</meta:generator>
    <meta:document-statistic meta:object-count="24"/>
  </office:meta>
</office:document-meta>
</file>